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text-properties officeooo:rsid="0012e524" officeooo:paragraph-rsid="0012e524"/>
    </style:style>
    <style:style style:name="P2" style:family="paragraph" style:parent-style-name="Standard">
      <style:text-properties officeooo:rsid="0012e524" officeooo:paragraph-rsid="0012e524"/>
    </style:style>
    <style:style style:name="P3" style:family="paragraph" style:parent-style-name="Standard">
      <style:text-properties fo:font-weight="bold" officeooo:rsid="00154ccf" officeooo:paragraph-rsid="00154ccf" style:font-weight-asian="bold" style:font-weight-complex="bold"/>
    </style:style>
    <style:style style:name="P4" style:family="paragraph" style:parent-style-name="Standard">
      <style:text-properties fo:font-weight="bold" officeooo:rsid="0018d47d" officeooo:paragraph-rsid="0018d47d" style:font-weight-asian="bold" style:font-weight-complex="bold"/>
    </style:style>
    <style:style style:name="P5" style:family="paragraph" style:parent-style-name="Standard" style:list-style-name="L2">
      <style:text-properties fo:font-weight="normal" officeooo:rsid="00154ccf" officeooo:paragraph-rsid="00154ccf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73a47" officeooo:paragraph-rsid="00173a4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74563" officeooo:paragraph-rsid="00174563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8d47d" officeooo:paragraph-rsid="0018d47d" style:font-weight-asian="normal" style:font-weight-complex="normal"/>
    </style:style>
    <style:style style:name="P9" style:family="paragraph" style:parent-style-name="Standard">
      <style:text-properties fo:font-weight="normal" officeooo:rsid="0018d47d" officeooo:paragraph-rsid="0018d47d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8d47d" officeooo:paragraph-rsid="0018d47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pages 149-154, take notes, specifically on:</text:p>
      <text:p text:style-name="P1"/>
      <text:p text:style-name="P1">State and federal constitutions, and what details those constitutions included.</text:p>
      <text:p text:style-name="P1"/>
      <text:p text:style-name="P1">Articles of Confederation is the first constitution of America. Where did it succeed and where did it fail?</text:p>
      <text:p text:style-name="P1"/>
      <text:p text:style-name="P1"/>
      <text:p text:style-name="P3">First State and Federal Constitutions</text:p>
      <text:list xml:id="list3125299017609394581" text:style-name="L2">
        <text:list-item>
          <text:p text:style-name="P5">Connecticut and Rhode island had Republican governments in all but name before the Revolutionary War</text:p>
        </text:list-item>
        <text:list-item>
          <text:p text:style-name="P5">It was decided that Constitutions were to be written down because vagueness of unwritten English constitution contributed to corruption and confusion</text:p>
        </text:list-item>
        <text:list-item>
          <text:p text:style-name="P5">They limited or even removed the power of the executive</text:p>
        </text:list-item>
        <text:list-item>
          <text:p text:style-name="P5">None of the new constitutions embraced direct popular rule</text:p>
          <text:list>
            <text:list-item>
              <text:p text:style-name="P5">All used houses of member elected by the public to represent the public</text:p>
            </text:list-item>
          </text:list>
        </text:list-item>
        <text:list-item>
          <text:p text:style-name="P5">Massachusetts created a constitution which was made by a committee which would never meet again without something unthought of happening</text:p>
          <text:list>
            <text:list-item>
              <text:p text:style-name="P5">This prevented the constitution being changed or violated and then just changed by legislators</text:p>
            </text:list-item>
          </text:list>
        </text:list-item>
        <text:list-item>
          <text:p text:style-name="P6">Massachusetts governor was directly elected and had set pay</text:p>
        </text:list-item>
        <text:list-item>
          <text:p text:style-name="P7">Complete separation of church and state became the norm</text:p>
        </text:list-item>
        <text:list-item>
          <text:p text:style-name="P8">Slavery was hotly contested but was kept legal for the time being</text:p>
        </text:list-item>
      </text:list>
      <text:p text:style-name="P9"/>
      <text:p text:style-name="P4">Articles of Confederation</text:p>
      <text:list xml:id="list5240919184102901133" text:style-name="L3">
        <text:list-item>
          <text:p text:style-name="P10">Provided for a national government, which the Congressional Congress was the main part of</text:p>
        </text:list-item>
        <text:list-item>
          <text:p text:style-name="P10">For troops and taxes the Congressional Congress had to go through state governments who often denied them</text:p>
        </text:list-item>
        <text:list-item>
          <text:p text:style-name="P10">Each state had one representative in the Congressional Congress</text:p>
        </text:list-item>
        <text:list-item>
          <text:p text:style-name="P10">Representation was equal for all states, regardless of population</text:p>
        </text:list-item>
        <text:list-item>
          <text:p text:style-name="P10">Confederation solved some of the controversies around western lands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0:49:01.888676584</meta:creation-date>
    <meta:editing-duration>PT5M28S</meta:editing-duration>
    <meta:editing-cycles>3</meta:editing-cycles>
    <meta:generator>LibreOffice/4.3.2.2.0$Linux_X86_64 LibreOffice_project/430m0$Build-2</meta:generator>
    <dc:date>2014-10-06T21:40:06.164227613</dc:date>
    <meta:document-statistic meta:table-count="0" meta:image-count="0" meta:object-count="0" meta:page-count="1" meta:paragraph-count="21" meta:word-count="249" meta:character-count="1541" meta:non-whitespace-character-count="1328"/>
  </office:meta>
</office:document-meta>
</file>